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officeooo:paragraph-rsid="000cb377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7d2f7"/>
    </style:style>
    <style:style style:name="P15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09d194" style:font-size-asian="12pt" style:font-size-complex="12pt"/>
    </style:style>
    <style:style style:name="P16" style:family="paragraph" style:parent-style-name="Table_20_Contents" style:list-style-name="L2">
      <style:text-properties style:font-name="Times New Roman" fo:font-size="12pt" officeooo:paragraph-rsid="000a17c8" style:font-size-asian="12pt" style:font-size-complex="12pt"/>
    </style:style>
    <style:style style:name="P17" style:family="paragraph" style:parent-style-name="Table_20_Contents">
      <style:text-properties fo:font-weight="bold" officeooo:rsid="000f67fd" officeooo:paragraph-rsid="000e8044" style:font-weight-asian="bold" style:font-weight-complex="bold"/>
    </style:style>
    <style:style style:name="P18" style:family="paragraph" style:parent-style-name="Heading_20_1" style:master-page-name="First_20_Page">
      <style:paragraph-properties style:page-number="auto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7d2f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f9c6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7d2f7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1f90d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a17c8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384006720" text:id="ct14031938400672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384007008" text:id="ct14031938400700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384007216" text:id="ct14031938400721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384007424" text:id="ct14031938400742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384008144" text:id="ct14031938400814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384008448" text:id="ct14031938400844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19384006720"/><text:change-start text:change-id="ct140319384007008"/>Adopt<text:change-end text:change-id="ct140319384007008"/>ed<text:change-start text:change-id="ct140319384007216"/> as a <text:change-end text:change-id="ct140319384007216"/>NMRA <text:change-start text:change-id="ct140319384007424"/>Standard<text:change-end text:change-id="ct140319384007424"/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319384008144"/><text:change-start text:change-id="ct140319384008448"/>Version History<text:change-end text:change-id="ct14031938400844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7"><text:span text:style-name="Page_20_Number"><text:span text:style-name="T5">Feb 20, 2016</text:span></text:span></text:p>
          </table:table-cell>
          <table:table-cell table:style-name="Table2.C2" office:value-type="string">
            <text:p text:style-name="P15"><text:span text:style-name="T20">Minor grammatical corrections and </text:span><text:span text:style-name="T21">readability</text:span><text:span text:style-name="T20"> improvements </text:span><text:span text:style-name="T21">as well as the following specific changes:</text:span></text:p>
            <text:list xml:id="list5792471311392382052" text:style-name="L2">
              <text:list-item>
                <text:p text:style-name="P16">Added <text:span text:style-name="T22">Long (16-bit) NMRA DCC manufacture</text:span><text:span text:style-name="T23">r</text:span><text:span text:style-name="T22"> identifiers</text:span> table entry to 5.1 Overview section</text:p>
              </text:list-item>
              <text:list-item>
                <text:p text:style-name="P16">Removed part of section <text:span text:style-name="T22">5.7 Specifically Assigned by Request</text:span> including the table of <text:span text:style-name="T24">Unique ID Ranges </text:span>allocated to named individuals</text:p>
              </text:list-item>
              <text:list-item>
                <text:p text:style-name="P16">Added notice to section <text:span text:style-name="T22">5.8 Locomotive Control Systems</text:span> to not use</text:p>
              </text:list-item>
              <text:list-item>
                <text:p text:style-name="P16">Added to section <text:span text:style-name="T22">5.10 Temporary Assigned by Software at Runtime</text:span></text:p>
              </text:list-item>
              <text:list-item>
                <text:p text:style-name="P16">Added section <text:span text:style-name="T22">5.11 Long (16-bit) NMRA DCC Manufacturer Specific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 style:master-page-name="">
      <style:graphic-properties draw:fill-image-width="0in" draw:fill-image-height="0in"/>
      <style:paragraph-properties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0cb377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f9c6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0:14.472325122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2" text:anchor-type="paragraph" svg:x="-0.0811in" svg:y="0.3102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Unique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0.3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2</meta:editing-cycles>
    <meta:editing-duration>P1DT10H57M1S</meta:editing-duration>
    <meta:generator>LibreOffice/4.4.0.3$MacOSX_X86_64 LibreOffice_project/de093506bcdc5fafd9023ee680b8c60e3e0645d7</meta:generator>
    <dc:date>2016-02-27T16:20:14.384007000</dc:date>
    <meta:printed-by>Bob Jacobsen</meta:printed-by>
    <meta:print-date>2010-09-15T08:46:04</meta:print-date>
    <meta:document-statistic meta:table-count="2" meta:image-count="1" meta:object-count="0" meta:page-count="1" meta:paragraph-count="22" meta:word-count="166" meta:character-count="1020" meta:non-whitespace-character-count="874"/>
  </office:meta>
</office:document-meta>
</file>